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 style:list-style-name="L1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Inspiration-subtitle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Inspiration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cm" fo:padding-right="0cm" fo:wrap-option="wrap"/>
    </style:style>
    <style:style style:name="pr6" style:family="presentation" style:parent-style-name="Inspiration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cm" fo:padding-right="0cm" fo:wrap-option="wrap"/>
    </style:style>
    <style:style style:name="co1" style:family="table-column">
      <style:table-column-properties style:column-width="3.213cm" style:use-optimal-column-width="false"/>
    </style:style>
    <style:style style:name="co2" style:family="table-column">
      <style:table-column-properties style:column-width="25.996cm" style:use-optimal-column-width="false"/>
    </style:style>
    <style:style style:name="ro1" style:family="table-row">
      <style:table-row-properties style:row-height="1.514cm"/>
    </style:style>
    <style:style style:name="ro2" style:family="table-row">
      <style:table-row-properties style:row-height="2.134cm"/>
    </style:style>
    <style:style style:name="ro3" style:family="table-row">
      <style:table-row-properties style:row-height="0.885cm"/>
    </style:style>
    <style:style style:name="ro4" style:family="table-row">
      <style:table-row-properties style:row-height="1.516cm"/>
    </style:style>
    <style:style style:name="ce1" style:family="table-cell">
      <style:graphic-properties draw:fill="solid" draw:fill-color="#ffffff" style:repeat="repeat" draw:textarea-vertical-align="top" fo:padding-top="0.114cm" fo:padding-bottom="0.114cm" fo:padding-left="0.228cm" fo:padding-right="0.228cm"/>
      <style:paragraph-properties fo:border="0.48pt solid #1cade4"/>
    </style:style>
    <style:style style:name="P1" style:family="paragraph">
      <style:paragraph-properties fo:margin-top="0cm" fo:margin-bottom="0cm" fo:line-height="85%" fo:text-align="center" style:punctuation-wrap="hanging" style:writing-mode="lr-tb"/>
      <style:text-properties fo:color="#3399ff" fo:hyphenate="false"/>
    </style:style>
    <style:style style:name="P2" style:family="paragraph">
      <style:paragraph-properties fo:margin-top="0cm" fo:margin-bottom="0cm" fo:line-height="85%" fo:text-align="center" style:punctuation-wrap="hanging" style:writing-mode="lr-tb" style:font-independent-line-spacing="true"/>
      <style:text-properties fo:color="#3399ff" fo:font-size="80pt" fo:hyphenate="false"/>
    </style:style>
    <style:style style:name="P3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ffffff" fo:font-size="32pt" fo:hyphenate="false"/>
    </style:style>
    <style:style style:name="P4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ffffff" fo:font-size="32pt" fo:hyphenate="false"/>
    </style:style>
    <style:style style:name="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6" style:family="paragraph">
      <style:paragraph-properties fo:text-align="start" style:font-independent-line-spacing="true"/>
      <style:text-properties fo:font-size="48pt"/>
    </style:style>
    <style:style style:name="P7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8" style:family="paragraph">
      <style:paragraph-properties fo:text-align="start" style:font-independent-line-spacing="true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style:text-line-through-style="none" style:text-line-through-type="none" style:text-position="0% 100%" style:font-name="Calibri Light" fo:font-size="80pt" fo:letter-spacing="-0.017cm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text-transform="uppercase" style:text-line-through-style="none" style:text-line-through-type="none" style:text-position="0% 100%" style:font-name="Calibri Light" fo:letter-spacing="0.071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Calibri Light" fo:font-size="48pt" fo:letter-spacing="-0.017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cade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253cm"/>
        <style:text-properties fo:color="#1cade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name="Título 1" presentation:style-name="pr1" draw:text-style-name="P2" draw:layer="layout" svg:width="27.939cm" svg:height="9.905cm" svg:x="3.4cm" svg:y="3.495cm" presentation:class="title" presentation:user-transformed="true">
          <draw:text-box>
            <text:p text:style-name="P1"><text:span text:style-name="T1">Sistemas de archivos en red, servicios de red, </text:span><text:span text:style-name="T1"><text:line-break/></text:span><text:span text:style-name="T1">y NetBIOS</text:span></text:p>
          </draw:text-box>
        </draw:frame>
        <draw:frame draw:name="Subtítulo 2" presentation:style-name="pr2" draw:text-style-name="P4" draw:layer="layout" svg:width="27.939cm" svg:height="3.174cm" svg:x="1.8cm" svg:y="1.6cm" presentation:class="subtitle" presentation:user-transformed="true">
          <draw:text-box>
            <text:p text:style-name="P3"><text:span text:style-name="T2">Eduardo loyo martínez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istemas de archivos en red" draw:style-name="dp1" draw:master-page-name="Inspiration" presentation:presentation-page-layout-name="AL2T11">
        <draw:frame draw:name="Título 1" presentation:style-name="pr4" draw:text-style-name="P6" draw:layer="layout" svg:width="27.939cm" svg:height="4.029cm" svg:x="0.261cm" svg:y="-0.829cm" presentation:class="title" presentation:user-transformed="true">
          <draw:text-box>
            <text:p text:style-name="P5"><text:span text:style-name="T3">Sistemas de archivos en red</text:span></text:p>
          </draw:text-box>
        </draw:frame>
        <draw:frame draw:name="Marcador de contenido 2" presentation:style-name="pr5" draw:text-style-name="P8" draw:layer="layout" svg:width="27.939cm" svg:height="11.175cm" svg:x="3.048cm" svg:y="5.127cm" presentation:class="outline" presentation:user-transformed="true">
          <draw:text-box>
            <text:list text:style-name="L4">
              <text:list-item>
                <text:p text:style-name="P7"><text:span text:style-name="T4">Un sistema de archivo en red (NTF) permiten acceder a ficheros remotos como si estos estuvieran </text:span><text:span text:style-name="T4">en un medio local. </text:span></text:p>
              </text:list-item>
              <text:list-item>
                <text:p text:style-name="P7"><text:span text:style-name="T4">Ejemplos: </text:span><text:span text:style-name="T4"><text:tab/></text:span></text:p>
              </text:list-item>
            </text:list>
            <text:p text:style-name="P7"><text:span text:style-name="T4"/></text:p>
          </draw:text-box>
        </draw:frame>
        <draw:frame draw:name="Tabla 3" draw:style-name="standard" draw:layer="layout" svg:width="29.208cm" svg:height="7.562cm" svg:x="2.328cm" svg:y="9.27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5">SMB/CIFS</text:span><text:span text:style-name="T5"><text:line-break/></text:span><text:span text:style-name="T5"/></text:p>
              </table:table-cell>
              <table:table-cell>
                <text:p text:style-name="P9"><text:span text:style-name="T5">Es el sistema nativo de Windows.</text:span><text:span text:style-name="T5"><text:line-break/></text:span><text:span text:style-name="T5">Permite navegar por los recursos ofrecidos y está orientado al funcionamiento en LAN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5">NFS</text:span><text:span text:style-name="T5"><text:line-break/></text:span><text:span text:style-name="T5"/></text:p>
              </table:table-cell>
              <table:table-cell>
                <text:p text:style-name="P9"><text:span text:style-name="T5">Es el sistema nativo de Unix.</text:span><text:span text:style-name="T5"><text:line-break/></text:span><text:span text:style-name="T5">No está pensado para navegar por los recursos y funciona en WAN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5">Coda</text:span><text:span text:style-name="T5"><text:line-break/></text:span><text:span text:style-name="T5"/></text:p>
              </table:table-cell>
              <table:table-cell>
                <text:p text:style-name="P9"><text:span text:style-name="T5">El cliente guarda de forma local los ficheros de trabajo, para asegurar la disponibilidad cuando no existe conexión de red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5">Intermezzo</text:span></text:p>
              </table:table-cell>
              <table:table-cell>
                <text:p text:style-name="P9"><text:span text:style-name="T5">Inspirado en Coda pero diseñado de nuevo</text:span></text:p>
              </table:table-cell>
            </table:table-row>
            <table:table-row table:style-name="ro4" table:default-cell-style-name="ce1">
              <table:table-cell>
                <text:p text:style-name="P9"><text:span text:style-name="T5">Lustre</text:span><text:span text:style-name="T5"><text:line-break/></text:span><text:span text:style-name="T5"/></text:p>
              </table:table-cell>
              <table:table-cell>
                <text:p text:style-name="P9"><text:span text:style-name="T5">Nuevo desarrollo destinado a supercomputación. Para grandes clusters o procesadores masivamente paralelos (MPP)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ervicios de red" draw:style-name="dp1" draw:master-page-name="Inspiration" presentation:presentation-page-layout-name="AL2T11">
        <draw:frame draw:name="Título 1" presentation:style-name="pr4" draw:text-style-name="P6" draw:layer="layout" svg:width="27.939cm" svg:height="4.029cm" svg:x="0.061cm" svg:y="-0.629cm" presentation:class="title" presentation:user-transformed="true">
          <draw:text-box>
            <text:p text:style-name="P5"><text:span text:style-name="T3">Servicios de red</text:span></text:p>
          </draw:text-box>
        </draw:frame>
        <draw:frame draw:name="Marcador de contenido 2" presentation:style-name="pr6" draw:text-style-name="P8" draw:layer="layout" svg:width="27.939cm" svg:height="11.175cm" svg:x="3.048cm" svg:y="5.127cm" presentation:class="outline" presentation:user-transformed="true">
          <draw:text-box>
            <text:list text:style-name="L4">
              <text:list-item>
                <text:p text:style-name="P7"><text:span text:style-name="T4">Son prestaciones que proporciona la existencia de una red, estas son creadas o instaladas en un </text:span><text:span text:style-name="T4">dispositivo o equipo para permitirse compartir recursos (o información) con otros dispositivos o </text:span><text:span text:style-name="T4">equipos.</text:span></text:p>
              </text:list-item>
              <text:list-item>
                <text:p text:style-name="P7"><text:span text:style-name="T4">Los servicios de red proveen de benéficos o utililes para el usuario y programas de aplicación.</text:span></text:p>
              </text:list-item>
              <text:list-item>
                <text:p text:style-name="P7"><text:span text:style-name="T4">Ejemplo: </text:span></text:p>
              </text:list-item>
            </text:list>
            <text:p text:style-name="P10"><text:span text:style-name="T4"><text:s text:c="3"/></text:span><text:span text:style-name="T4">El servicio de correo electrónico que emplea al protocolo SMTP.</text:span></text:p>
            <text:p text:style-name="P10"><text:span text:style-name="T4"><text:s text:c="3"/></text:span><text:span text:style-name="T4">o el servicio del protocolo FTP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NetBIOS" draw:style-name="dp1" draw:master-page-name="Inspiration" presentation:presentation-page-layout-name="AL2T11">
        <draw:frame draw:name="Título 1" presentation:style-name="pr4" draw:text-style-name="P6" draw:layer="layout" svg:width="27.939cm" svg:height="4.029cm" svg:x="1.461cm" svg:y="-0.629cm" presentation:class="title" presentation:user-transformed="true">
          <draw:text-box>
            <text:p text:style-name="P5"><text:span text:style-name="T3">NetBIOS</text:span></text:p>
          </draw:text-box>
        </draw:frame>
        <draw:frame draw:name="Marcador de contenido 2" presentation:style-name="pr5" draw:text-style-name="P8" draw:layer="layout" svg:width="27.939cm" svg:height="11.175cm" svg:x="3.048cm" svg:y="5.127cm" presentation:class="outline" presentation:user-transformed="true">
          <draw:text-box>
            <text:list text:style-name="L4">
              <text:list-item>
                <text:p text:style-name="P7"><text:span text:style-name="T4">NetBIOS es un sistema de entrada y salida que provee los servicios necesarios para establecer y </text:span><text:span text:style-name="T4">mantener una sesión (según criterios de la capa 5 del modelo OSI).</text:span></text:p>
              </text:list-item>
            </text:list>
            <text:p text:style-name="P7"><text:span text:style-name="T4"/></text:p>
            <text:list text:continue-numbering="true" text:style-name="L4">
              <text:list-item>
                <text:p text:style-name="P7"><text:span text:style-name="T4">Los protocolos que pueden prestar servicio de transporte a NetBIOS son NetBEUI (para LAN), </text:span><text:span text:style-name="T4">TCP/IP (para WAN), etc. Además de permitir comunicación orientada a conexión (TCP) y sin </text:span><text:span text:style-name="T4">conexión (UDP).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es" fo:country="MX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language-asian="es" style:country-asian="MX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cm" fo:margin-bottom="0.1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cm" fo:margin-bottom="0.1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cm" fo:margin-bottom="0.1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cm" fo:margin-bottom="0.1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cm" fo:margin-bottom="0.1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s" fo:country="MX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language-asian="es" style:country-asian="MX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es" fo:country="MX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language-asian="es" style:country-asian="MX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s" fo:country="MX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language-asian="es" style:country-asian="MX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1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28cm" fo:text-indent="0cm"/>
      <style:text-properties fo:font-size="21.3999996185303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45cm" fo:text-indent="0cm"/>
      <style:text-properties fo:font-size="21.3999996185303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64cm" fo:text-indent="0cm"/>
      <style:text-properties fo:font-size="21.3999996185303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81cm" fo:text-indent="0cm"/>
      <style:text-properties fo:font-size="21.3999996185303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81cm" fo:text-indent="0cm"/>
      <style:text-properties fo:font-size="21.3999996185303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81cm" fo:text-indent="0cm"/>
      <style:text-properties fo:font-size="21.3999996185303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44cm" draw:fill="solid" draw:fill-color="#2683c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1cade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ítulo_20_y_20_objetos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397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85%" fo:text-align="start" style:punctuation-wrap="hanging" style:writing-mode="lr-tb"/>
      <style:text-properties fo:font-size="80pt" fo:hyphenate="false"/>
    </style:style>
    <style:style style:name="MP5" style:family="paragraph">
      <style:paragraph-properties fo:text-align="start" style:font-independent-line-spacing="true"/>
      <style:text-properties fo:font-size="80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text-align="start" style:font-independent-line-spacing="true"/>
      <style:text-properties fo:font-size="10.5pt" style:font-size-asian="14pt" style:font-size-complex="14pt"/>
    </style:style>
    <style:style style:name="MP10" style:family="paragraph">
      <style:paragraph-properties fo:margin-top="0cm" fo:margin-bottom="0cm" fo:line-height="85%" fo:text-align="start" style:punctuation-wrap="hanging" style:writing-mode="lr-tb"/>
      <style:text-properties fo:font-size="48pt" fo:hyphenate="false"/>
    </style:style>
    <style:style style:name="MP11" style:family="paragraph">
      <style:paragraph-properties fo:text-align="start" style:font-independent-line-spacing="true"/>
      <style:text-properties fo:font-size="48pt"/>
    </style:style>
    <style:style style:name="MP12" style:family="paragraph">
      <style:paragraph-properties fo:text-align="start"/>
      <style:text-properties fo:font-size="20pt"/>
    </style:style>
    <style:style style:name="MP13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font-size="20pt" fo:hyphenate="false"/>
    </style:style>
    <style:style style:name="MP14" style:family="paragraph">
      <style:paragraph-properties fo:margin-left="0cm" fo:margin-right="0cm" fo:margin-top="0.071cm" fo:margin-bottom="0.141cm" fo:line-height="100%" fo:text-align="start" fo:text-indent="0cm" style:punctuation-wrap="hanging" style:writing-mode="lr-tb"/>
      <style:text-properties fo:font-size="20pt" fo:hyphenate="false"/>
    </style:style>
    <style:style style:name="MP15" style:family="paragraph">
      <style:paragraph-properties fo:text-align="start" style:font-independent-line-spacing="true"/>
      <style:text-properties fo:font-size="20pt"/>
    </style:style>
    <style:style style:name="MP16" style:family="paragraph">
      <style:paragraph-properties fo:text-align="center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variant="normal" fo:text-transform="none" fo:color="#262626" style:text-line-through-style="none" style:text-line-through-type="none" style:text-position="0% 100%" style:font-name="Calibri Light" fo:font-size="80pt" fo:letter-spacing="-0.017cm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Calibri Light" fo:font-size="48pt" fo:letter-spacing="-0.017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5" text:bullet-char="◦">
        <style:list-level-properties text:space-before="2.084cm" text:min-label-width="0.507cm"/>
        <style:text-properties fo:font-family="Calibri" style:font-family-generic="swiss" style:font-pitch="variable" fo:color="#1cade4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iapositiva_20_de_20_título" style:display-name="Diapositiva de título" style:page-layout-name="PM1" draw:style-name="Mdp1">
      <draw:custom-shape draw:name="Rectangle 6" draw:style-name="Mgr3" draw:text-style-name="MP3" draw:layer="backgroundobjects" drawooo:display="printer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3" draw:layer="backgroundobjects" drawooo:display="printer" svg:x1="3.315cm" svg:y1="4.827cm" svg:x2="31.001cm" svg:y2="4.827cm">
        <text:p/>
      </draw:line>
      <draw:custom-shape draw:name="Rectangle 6" draw:style-name="Mgr3" draw:text-style-name="MP3" draw:layer="backgroundobjects" svg:width="33.866cm" svg:height="1.269cm" svg:x="0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3" draw:layer="backgroundobjects" svg:width="33.866cm" svg:height="0.184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5" draw:layer="backgroundobjects" svg:width="27.939cm" svg:height="9.905cm" svg:x="3.048cm" svg:y="2.108cm" presentation:class="title" presentation:user-transformed="true">
        <draw:text-box>
          <text:p text:style-name="MP4"><text:span text:style-name="MT1">Click to edit the title text formatHaga clic para modificar el estilo de título del patrón</text:span></text:p>
        </draw:text-box>
      </draw:frame>
      <draw:frame draw:name="Date Placeholder 3" presentation:style-name="Mpr2" draw:text-style-name="MP7" draw:layer="backgroundobjects" svg:width="6.866cm" svg:height="1.013cm" svg:x="3.048cm" svg:y="17.944cm" presentation:class="date-time" presentation:user-transformed="true">
        <draw:text-box>
          <text:p text:style-name="MP6"><text:span text:style-name="MT2"><text:date style:data-style-name="D1" text:date-value="2015-03-21">21/03/15</text:date></text:span></text:p>
        </draw:text-box>
      </draw:frame>
      <draw:frame draw:name="Footer Placeholder 4" presentation:style-name="Mpr2" draw:text-style-name="MP7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3.644cm" svg:height="1.013cm" svg:x="27.501cm" svg:y="17.94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line draw:name="Straight Connector 8" draw:style-name="Mgr5" draw:text-style-name="MP3" draw:layer="backgroundobjects" svg:x1="3.354cm" svg:y1="12.065cm" svg:x2="30.786cm" svg:y2="12.065cm">
        <text:p/>
      </draw:lin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3.968cm" svg:height="10.476cm" svg:x="3.81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ítulo_20_y_20_objetos" style:display-name="Título y objetos" style:page-layout-name="PM1" draw:style-name="Mdp1">
      <draw:custom-shape draw:name="Rectangle 6" draw:style-name="Mgr3" draw:text-style-name="MP3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3" draw:layer="backgroundobjects" svg:x1="3.315cm" svg:y1="4.827cm" svg:x2="31.001cm" svg:y2="4.827cm">
        <text:p/>
      </draw:line>
      <draw:frame draw:name="Title 1" presentation:style-name="Mpr5" draw:text-style-name="MP11" draw:layer="backgroundobjects" svg:width="27.939cm" svg:height="4.029cm" svg:x="3.048cm" svg:y="0.796cm" presentation:class="title" presentation:user-transformed="true">
        <draw:text-box>
          <text:p text:style-name="MP10"><text:span text:style-name="MT4">Click to edit the title text formatHaga clic para modificar el estilo de título del patrón</text:span></text:p>
        </draw:text-box>
      </draw:frame>
      <draw:frame draw:name="Content Placeholder 2" presentation:style-name="Mpr6" draw:text-style-name="MP15" draw:layer="backgroundobjects" svg:width="27.939cm" svg:height="11.175cm" svg:x="3.048cm" svg:y="5.127cm" presentation:class="outline" presentation:user-transformed="true">
        <draw:text-box>
          <text:list text:style-name="ML6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3"><text:span text:style-name="MT5">Seventh Outline LevelHaga clic para modificar el estilo de texto del patrón</text:span></text:p>
            </text:list-item>
          </text:list>
          <text:list text:style-name="ML8">
            <text:list-item>
              <text:list>
                <text:list-item>
                  <text:p text:style-name="MP14"><text:span text:style-name="MT6">Segundo ni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4"><text:span text:style-name="MT7">Tercer ni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6.866cm" svg:height="1.013cm" svg:x="3.048cm" svg:y="17.944cm" presentation:class="date-time" presentation:user-transformed="true">
        <draw:text-box>
          <text:p text:style-name="MP6"><text:span text:style-name="MT2"><text:date style:data-style-name="D1" text:date-value="2015-03-21">21/03/15</text:date></text:span></text:p>
        </draw:text-box>
      </draw:frame>
      <draw:frame draw:name="Footer Placeholder 4" presentation:style-name="Mpr7" draw:text-style-name="MP7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3.644cm" svg:height="1.013cm" svg:x="27.501cm" svg:y="17.94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ítulo_20_y_20_objetos-title" draw:layer="backgroundobjects" svg:width="18.624cm" svg:height="10.476cm" svg:x="1.482cm" svg:y="2.123cm" presentation:class="page"/>
        <draw:frame presentation:style-name="Títul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2">
      <draw:frame draw:style-name="Mgr6" draw:text-style-name="MP16" draw:layer="backgroundobjects" svg:width="33.866cm" svg:height="19.049cm" svg:x="0.002cm" svg:y="0.001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4.191cm" svg:height="1.814cm" svg:x="1.693cm" svg:y="1.451cm" presentation:class="title" presentation:placeholder="true">
        <draw:text-box/>
      </draw:frame>
      <draw:frame presentation:style-name="Inspiration-outline1" draw:layer="backgroundobjects" svg:width="30.48cm" svg:height="11.048cm" svg:x="1.693cm" svg:y="4.535cm" presentation:class="outline" presentation:placeholder="true">
        <draw:text-box/>
      </draw:frame>
      <draw:frame presentation:style-name="Mpr10" draw:text-style-name="MP1" draw:layer="backgroundobjects" svg:width="7.89cm" svg:height="1.314cm" svg:x="1.693cm" svg:y="17.354cm" presentation:class="date-time">
        <draw:text-box>
          <text:p text:style-name="MP1"><text:span text:style-name="MT8"><presentation:date-time/></text:span></text:p>
        </draw:text-box>
      </draw:frame>
      <draw:frame presentation:style-name="Mpr10" draw:text-style-name="MP17" draw:layer="backgroundobjects" svg:width="10.735cm" svg:height="1.314cm" svg:x="11.582cm" svg:y="17.354cm" presentation:class="footer">
        <draw:text-box>
          <text:p text:style-name="MP17"><text:span text:style-name="MT8"><presentation:footer/></text:span></text:p>
        </draw:text-box>
      </draw:frame>
      <draw:frame presentation:style-name="Mpr10" draw:text-style-name="MP2" draw:layer="backgroundobjects" svg:width="7.89cm" svg:height="1.314cm" svg:x="24.281cm" svg:y="17.354cm" presentation:class="page-number">
        <draw:text-box>
          <text:p text:style-name="MP2"><text:span text:style-name="MT8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11" draw:text-style-name="MP1" draw:layer="backgroundobjects" svg:width="9.368cm" svg:height="1.396cm" svg:x="0cm" svg:y="0cm" presentation:class="header">
          <draw:text-box>
            <text:p text:style-name="MP1"><text:span text:style-name="MT8"><presentation:header/></text:span></text:p>
          </draw:text-box>
        </draw:frame>
        <draw:frame presentation:style-name="Mpr11" draw:text-style-name="MP2" draw:layer="backgroundobjects" svg:width="9.368cm" svg:height="1.396cm" svg:x="12.22cm" svg:y="0cm" presentation:class="date-time">
          <draw:text-box>
            <text:p text:style-name="MP2"><text:span text:style-name="MT8"><presentation:date-time/></text:span></text:p>
          </draw:text-box>
        </draw:frame>
        <draw:frame presentation:style-name="Mpr12" draw:text-style-name="MP1" draw:layer="backgroundobjects" svg:width="9.368cm" svg:height="1.396cm" svg:x="0cm" svg:y="26.543cm" presentation:class="footer">
          <draw:text-box>
            <text:p text:style-name="MP1"><text:span text:style-name="MT8"><presentation:footer/></text:span></text:p>
          </draw:text-box>
        </draw:frame>
        <draw:frame presentation:style-name="Mpr12" draw:text-style-name="MP2" draw:layer="backgroundobjects" svg:width="9.368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SoraTunderFrozen</meta:initial-creator>
    <meta:editing-cycles>28</meta:editing-cycles>
    <meta:creation-date>2015-02-09T17:36:50</meta:creation-date>
    <dc:date>2015-03-21T16:25:53.489927430</dc:date>
    <meta:editing-duration>PT16M10S</meta:editing-duration>
    <meta:generator>LibreOffice/4.3.5.2.0$Linux_X86_64 LibreOffice_project/430$Build-2</meta:generator>
    <meta:document-statistic meta:object-count="7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Retrospect" xlink:href=""/>
  </office:meta>
</office:document-meta>
</file>